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</style:style>
    <style:style style:name="P2" style:family="paragraph" style:parent-style-name="Standard" style:list-style-name="WWNum2">
      <style:paragraph-properties fo:margin-left="1.27cm" fo:margin-right="0cm" fo:margin-top="0cm" fo:margin-bottom="0cm" style:contextual-spacing="false" fo:line-height="0.423cm" fo:text-align="justify" style:justify-single-word="false" fo:text-indent="-0.635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4" style:family="paragraph" style:parent-style-name="Standard" style:list-style-name="WWNum2">
      <style:paragraph-properties fo:margin-left="1.27cm" fo:margin-right="0cm" fo:margin-top="0cm" fo:margin-bottom="0cm" style:contextual-spacing="false" fo:line-height="0.423cm" fo:text-align="justify" style:justify-single-word="false" fo:text-indent="-0.635cm" style:auto-text-indent="false"/>
      <style:text-properties officeooo:rsid="000809c4" officeooo:paragraph-rsid="000809c4"/>
    </style:style>
    <style:style style:name="T1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2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3" style:family="text">
      <style:text-properties style:use-window-font-color="true" loext:opacity="0%" style:font-name="Calibri" fo:font-size="11pt" fo:letter-spacing="normal" officeooo:rsid="0006c6b0" fo:background-color="transparent" loext:char-shading-value="0" style:font-name-asian="Calibri1" style:font-size-asian="11pt" style:font-name-complex="Calibri1"/>
    </style:style>
    <style:style style:name="T4" style:family="text">
      <style:text-properties style:use-window-font-color="true" loext:opacity="0%" style:font-name="Calibri" fo:font-size="11pt" fo:letter-spacing="normal" officeooo:rsid="000809c4" fo:background-color="transparent" loext:char-shading-value="0" style:font-name-asian="Calibri1" style:font-size-asian="11pt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Título do Projeto</text:span><text:span text:style-name="T2">: Locadora de vídeos online</text:span></text:p>
      <text:p text:style-name="P3" loext:marker-style-name="T2"/>
      <text:p text:style-name="P1" loext:marker-style-name="T2"><text:span text:style-name="T1">Equipe</text:span><text:span text:style-name="T2">: Rafael da Silva, Thiago Lima, Vicente Sampaio e Willia</text:span><text:span text:style-name="T3">m</text:span><text:span text:style-name="T2"> Faray</text:span></text:p>
      <text:p text:style-name="P3" loext:marker-style-name="T2"/>
      <text:p text:style-name="P1" loext:marker-style-name="T2"><text:span text:style-name="T1">Data da Entrega</text:span><text:span text:style-name="T2">: 30/10/2023</text:span></text:p>
      <text:p text:style-name="P3" loext:marker-style-name="T2"/>
      <text:p text:style-name="P1" loext:marker-style-name="T1"><text:span text:style-name="T1">Descrição do Sistema</text:span><text:span text:style-name="T1"/></text:p>
      <text:p text:style-name="P3" loext:marker-style-name="T2"/>
      <text:p text:style-name="P1" loext:marker-style-name="T1"><text:span text:style-name="T1">Introdução</text:span><text:span text:style-name="T1"/></text:p>
      <text:p text:style-name="P1" loext:marker-style-name="T2"><text:span text:style-name="T2">Este documento trata sobre um sistema de locação de vídeos online, no qual apresentará uma plataforma para que o usuário possa pesquisar sobre filmes </text:span><text:span text:style-name="T4">para alugá-los</text:span><text:span text:style-name="T2">. Neste trabalho, apresentaremos uma descrição detalhada do sistema a ser desenvolvido, incluindo seus objetivos, funcionalidades e as regras de negócio que serão implementadas.</text:span></text:p>
      <text:p text:style-name="P3" loext:marker-style-name="T2"/>
      <text:p text:style-name="P1" loext:marker-style-name="T1"><text:span text:style-name="T1">Objetivos do Sistema</text:span><text:span text:style-name="T1"/></text:p>
      <text:p text:style-name="P1" loext:marker-style-name="T2"><text:span text:style-name="T2">O principal objetivo do sistema é proporciona ao usuário uma plataforma simplificada para pesquisar filmes e seus valores. Além disso, o projeto visa atender aos seguintes objetivos secundárias:</text:span><text:span text:style-name="T2"/></text:p>
      <text:p text:style-name="P3" loext:marker-style-name="T2"/>
      <text:list text:style-name="WWNum2">
        <text:list-item>
          <text:p text:style-name="P2" loext:marker-style-name="T2"><text:span text:style-name="T2">Detalhar diversos filmes que o usuário solicitar;</text:span><text:span text:style-name="T2"/></text:p>
        </text:list-item>
        <text:list-item>
          <text:p text:style-name="P4" loext:marker-style-name="T2"><text:span text:style-name="T2">Oferecer um sistema de guardar no carrinho;</text:span></text:p>
        </text:list-item>
        <text:list-item>
          <text:p text:style-name="P4" loext:marker-style-name="T2"><text:span text:style-name="T2">Oferecer um sistema de guardar na lista de desejos;</text:span></text:p>
        </text:list-item>
      </text:list>
      <text:p text:style-name="P3" loext:marker-style-name="T2"/>
      <text:p text:style-name="P1" loext:marker-style-name="T1"><text:span text:style-name="T1">Funcionalidades Principais</text:span><text:span text:style-name="T1"/></text:p>
      <text:p text:style-name="P1" loext:marker-style-name="T2"><text:span text:style-name="T2">O sistema contará com as seguintes funcionalidades principais:</text:span><text:span text:style-name="T2"/></text:p>
      <text:p text:style-name="P3" loext:marker-style-name="T2"/>
      <text:p text:style-name="P1" loext:marker-style-name="T2"><text:span text:style-name="T2">Pesquisar filmes: O usuário irá poder pesquisar qualquer filme de seu interesse, este irá informar o nome do filme ou filtrar por ano de lançamento, gênero, etc. O retorno será o filme pesquisado com diversas informações sobre. O usuário poderá escolher se deseja salvar o filme no seu carrinho ou não.</text:span><text:span text:style-name="T2"/></text:p>
      <text:p text:style-name="P3" loext:marker-style-name="T2"/>
      <text:p text:style-name="P1" loext:marker-style-name="T2"><text:span text:style-name="T2">Sistema de pagamento: A plataforma apresentará um sistema de pagamento que calculará as taxas de aluguel por filme. O usuário confirmará os filmes de seu carrinho para que o cálculo seja efetuado. Após o cálculo, o retorno será o valor do aluguel e uma observação sobre possíveis atrasos de devolução informando a taxa extra. O usuário irá escolher o método de pagamento, além de também poder alterar seu carrinho antes do pagamento.</text:span><text:span text:style-name="T2"/></text:p>
      <text:p text:style-name="P3" loext:marker-style-name="T2"/>
      <text:p text:style-name="P1" loext:marker-style-name="T2"><text:span text:style-name="T2">Assistir depois/</text:span><text:span text:style-name="T4">Lista de Desejos</text:span><text:span text:style-name="T2">: A plataforma terá um sistema que guardará filmes que o usuário marcou como “assistir depois”. O usuário terá como opção “assistir depois/</text:span><text:span text:style-name="T4">Lista de desejos</text:span><text:span text:style-name="T2">”, o filme irá para a sua lista pessoal de filmes. A lista poderá ser acessada sempre, além de poder ser alterada.</text:span></text:p>
      <text:p text:style-name="P3" loext:marker-style-name="T2"/>
      <text:p text:style-name="P1" loext:marker-style-name="T1"><text:span text:style-name="T1">Regras de Negócio</text:span><text:span text:style-name="T1"/></text:p>
      <text:p text:style-name="P1" loext:marker-style-name="T2"><text:span text:style-name="T2">O sistema seguirá as seguintes regras de negócio:</text:span><text:span text:style-name="T2"/></text:p>
      <text:p text:style-name="P3" loext:marker-style-name="T2"/>
      <text:p text:style-name="P1" loext:marker-style-name="T2"><text:span text:style-name="T2">Tempo de Locação: Para cada filme haverá </text:span><text:span text:style-name="T4">uma data de locação x, onde o usuário terá como tempo determinado de 1 mês, ultrapassando este mês o filme será dado como “recebido” e o usuário não terá mais acesso</text:span><text:span text:style-name="T2">. O sistema informará todos os detalhes na conta pessoal do usuário.<text:line-break/><text:line-break/>Política de Privacidade: informativo para usuários sobre a privacidade de seus dados.</text:span></text:p>
      <text:p text:style-name="P1" loext:marker-style-name="T2"><text:span text:style-name="T2"/></text:p>
      <text:p text:style-name="P1" loext:marker-style-name="T2"><text:span text:style-name="T2"/></text:p>
      <text:p text:style-name="P1" loext:marker-style-name="T2"><text:span text:style-name="T2"/></text:p>
      <text:p text:style-name="P1" loext:marker-style-name="T2"><text:span text:style-name="T2"/></text:p>
      <text:p text:style-name="P1" loext:marker-style-name="T2"><text:span text:style-name="T2"/></text:p>
      <text:p text:style-name="P1" loext:marker-style-name="T2"><text:span text:style-name="T2"/></text:p>
      <text:p text:style-name="P3" loext:marker-style-name="T2"/>
      <text:p text:style-name="P1" loext:marker-style-name="T1"><text:soft-page-break/><text:span text:style-name="T1">Diagramas UML</text:span><text:span text:style-name="T1"/></text:p>
      <text:p text:style-name="P1" loext:marker-style-name="T2"><text:span text:style-name="T2">Incluiremos os seguintes diagramas UML para representar a estrutura e o comportamento do sistema:</text:span><text:span text:style-name="T2"/></text:p>
      <text:p text:style-name="P3" loext:marker-style-name="T2"/>
      <text:p text:style-name="P1" loext:marker-style-name="T2"><text:span text:style-name="T2">Diagrama de Classes</text:span><text:span text:style-name="T2"/></text:p>
      <text:p text:style-name="P1" loext:marker-style-name="T2"><text:span text:style-name="T2">Diagrama de Casos de Uso</text:span></text:p>
      <text:p text:style-name="P3" loext:marker-style-name="T2"/>
      <text:p text:style-name="P3" loext:marker-style-name="T2"/>
      <text:p text:style-name="P1" loext:marker-style-name="T1"><text:span text:style-name="T1">Conclusão</text:span><text:span text:style-name="T1"/></text:p>
      <text:p text:style-name="P1" loext:marker-style-name="T2"><text:span text:style-name="T2">Esta documentação fornece uma visão geral do sistema a ser desenvolvido no projeto final de Programação Orientada a Objetos. Ela estabelece os objetivos, funcionalidades e regras de negócio que orientarão o processo de desenvolvimento. Cada membro da equipe é responsável por contribuir para a implementação bem-sucedida do sistema de acordo com as especificações fornecidas neste documento.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5T17:31:17.688000000</dc:date>
    <meta:editing-duration>PT18M57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5" meta:word-count="467" meta:character-count="2975" meta:non-whitespace-character-count="2535"/>
  </office:meta>
</office:document-meta>
</file>